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03fe3d7d15957749d9b2b55249a1e90" style:family="table-column">
      <style:table-column-properties fo:break-before="auto" style:use-optimal-column-width="false" style:column-width="6cm"/>
    </style:style>
    <style:style style:name="odsStyleTableColumn-22f5b175471ca3f74c37cdaf07bf62c4" style:family="table-column">
      <style:table-column-properties fo:break-before="auto" style:use-optimal-column-width="false" style:column-width="5cm"/>
    </style:style>
    <style:style style:name="odsStyleTableColumn-31b663827869964530cd53d27464accc" style:family="table-column">
      <style:table-column-properties fo:break-before="auto" style:use-optimal-column-width="false" style:column-width="3cm"/>
    </style:style>
    <style:style style:name="odsStyleTableCell-ec2bd59b02f5d33e4455b73e17801f0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6172f0a51ba60f2bbd3456dc636cf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e0da5ada5b527364e220361c1259177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e4dd3af710a1a4ac17c07a8d31c3dc6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ebb1823ff85f60ee989e42a01ac24b6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728f5ab46e6b12cb52863f8d0495634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03fe3d7d15957749d9b2b55249a1e90" table:default-cell-style-name="Default"/>
        <table:table-column table:style-name="odsStyleTableColumn-22f5b175471ca3f74c37cdaf07bf62c4" table:default-cell-style-name="Default"/>
        <table:table-column table:style-name="odsStyleTableColumn-31b663827869964530cd53d27464accc" table:default-cell-style-name="Default"/>
        <table:table-column table:style-name="odsStyleTableColumn-31b663827869964530cd53d27464accc" table:default-cell-style-name="Default"/>
        <table:table-column table:style-name="odsStyleTableColumn-31b663827869964530cd53d27464accc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ec2bd59b02f5d33e4455b73e17801f0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6172f0a51ba60f2bbd3456dc636cfe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6172f0a51ba60f2bbd3456dc636cfe6" table:number-columns-spanned="5" table:number-rows-spanned="1" office:value-type="string">
            <text:p>TABLA No. 7-24</text:p>
          </table:table-cell>
          <table:covered-table-cell table:number-columns-repeated="4"/>
        </table:table-row>
        <table:table-row table:style-name="ro1">
          <table:table-cell table:style-name="odsStyleTableCell-66172f0a51ba60f2bbd3456dc636cfe6" table:number-columns-spanned="5" table:number-rows-spanned="1" office:value-type="string">
            <text:p>TABLA DE COTIZACIONES DEL 10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6172f0a51ba60f2bbd3456dc636cfe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e0da5ada5b527364e220361c1259177b" office:value-type="string">
            <text:p>PAIS</text:p>
          </table:table-cell>
          <table:table-cell table:style-name="odsStyleTableCell-e0da5ada5b527364e220361c1259177b" office:value-type="string">
            <text:p>UNIDAD MONETARIA</text:p>
          </table:table-cell>
          <table:table-cell table:style-name="odsStyleTableCell-e0da5ada5b527364e220361c1259177b" office:value-type="string">
            <text:p>MONEDA</text:p>
          </table:table-cell>
          <table:table-cell table:style-name="odsStyleTableCell-e0da5ada5b527364e220361c1259177b" office:value-type="string">
            <text:p>TIPO DE CAMBIO EN Bs POR UNIDAD DE MONEDA EXTRANJERA</text:p>
          </table:table-cell>
          <table:table-cell table:style-name="odsStyleTableCell-e0da5ada5b527364e220361c1259177b" office:value-type="string">
            <text:p>TIPO DE CAMBIO EN M.E.</text:p>
          </table:table-cell>
        </table:table-row>
        <table:table-row table:style-name="ro1">
          <table:table-cell table:style-name="odsStyleTableCell-e4dd3af710a1a4ac17c07a8d31c3dc60" office:value-type="string">
            <text:p>ESTADOS UNIDOS</text:p>
          </table:table-cell>
          <table:table-cell table:style-name="odsStyleTableCell-e4dd3af710a1a4ac17c07a8d31c3dc60" office:value-type="string">
            <text:p>DOLAR VENTA</text:p>
          </table:table-cell>
          <table:table-cell table:style-name="odsStyleTableCell-e4dd3af710a1a4ac17c07a8d31c3dc60" office:value-type="string">
            <text:p>USD.VENTA</text:p>
          </table:table-cell>
          <table:table-cell table:style-name="odsStyleTableCell-3ebb1823ff85f60ee989e42a01ac24b6" office:value-type="string">
            <text:p>6.96000</text:p>
          </table:table-cell>
          <table:table-cell table:style-name="odsStyleTableCell-3ebb1823ff85f60ee989e42a01ac24b6" office:value-type="string">
            <text:p/>
          </table:table-cell>
        </table:table-row>
        <table:table-row table:style-name="ro1">
          <table:table-cell table:style-name="odsStyleTableCell-e4dd3af710a1a4ac17c07a8d31c3dc60" office:value-type="string">
            <text:p>ESTADOS UNIDOS</text:p>
          </table:table-cell>
          <table:table-cell table:style-name="odsStyleTableCell-e4dd3af710a1a4ac17c07a8d31c3dc60" office:value-type="string">
            <text:p>DOLAR COMPRA</text:p>
          </table:table-cell>
          <table:table-cell table:style-name="odsStyleTableCell-e4dd3af710a1a4ac17c07a8d31c3dc60" office:value-type="string">
            <text:p>USD.COMPRA</text:p>
          </table:table-cell>
          <table:table-cell table:style-name="odsStyleTableCell-3ebb1823ff85f60ee989e42a01ac24b6" office:value-type="string">
            <text:p>6.86000</text:p>
          </table:table-cell>
          <table:table-cell table:style-name="odsStyleTableCell-3ebb1823ff85f60ee989e42a01ac24b6" office:value-type="string">
            <text:p/>
          </table:table-cell>
        </table:table-row>
        <table:table-row table:style-name="ro1">
          <table:table-cell table:style-name="odsStyleTableCell-e4dd3af710a1a4ac17c07a8d31c3dc60" office:value-type="string">
            <text:p>UNION EUROPEA</text:p>
          </table:table-cell>
          <table:table-cell table:style-name="odsStyleTableCell-e4dd3af710a1a4ac17c07a8d31c3dc60" office:value-type="string">
            <text:p>EURO</text:p>
          </table:table-cell>
          <table:table-cell table:style-name="odsStyleTableCell-e4dd3af710a1a4ac17c07a8d31c3dc60" office:value-type="string">
            <text:p>EUR</text:p>
          </table:table-cell>
          <table:table-cell table:style-name="odsStyleTableCell-3ebb1823ff85f60ee989e42a01ac24b6" office:value-type="string">
            <text:p>7.49383</text:p>
          </table:table-cell>
          <table:table-cell table:style-name="odsStyleTableCell-3ebb1823ff85f60ee989e42a01ac24b6" office:value-type="string">
            <text:p>0.91542</text:p>
          </table:table-cell>
        </table:table-row>
        <table:table-row table:style-name="ro1">
          <table:table-cell table:style-name="odsStyleTableCell-e4dd3af710a1a4ac17c07a8d31c3dc60" office:value-type="string">
            <text:p>JAPON</text:p>
          </table:table-cell>
          <table:table-cell table:style-name="odsStyleTableCell-e4dd3af710a1a4ac17c07a8d31c3dc60" office:value-type="string">
            <text:p>YEN</text:p>
          </table:table-cell>
          <table:table-cell table:style-name="odsStyleTableCell-e4dd3af710a1a4ac17c07a8d31c3dc60" office:value-type="string">
            <text:p>JPY</text:p>
          </table:table-cell>
          <table:table-cell table:style-name="odsStyleTableCell-3ebb1823ff85f60ee989e42a01ac24b6" office:value-type="string">
            <text:p>0.04748</text:p>
          </table:table-cell>
          <table:table-cell table:style-name="odsStyleTableCell-3ebb1823ff85f60ee989e42a01ac24b6" office:value-type="string">
            <text:p>144.47000</text:p>
          </table:table-cell>
        </table:table-row>
        <table:table-row table:style-name="ro1">
          <table:table-cell table:style-name="odsStyleTableCell-e4dd3af710a1a4ac17c07a8d31c3dc60" office:value-type="string">
            <text:p>ARABIA SAUDITA</text:p>
          </table:table-cell>
          <table:table-cell table:style-name="odsStyleTableCell-e4dd3af710a1a4ac17c07a8d31c3dc60" office:value-type="string">
            <text:p>RIYAL SAUDÍ</text:p>
          </table:table-cell>
          <table:table-cell table:style-name="odsStyleTableCell-e4dd3af710a1a4ac17c07a8d31c3dc60" office:value-type="string">
            <text:p>SAR</text:p>
          </table:table-cell>
          <table:table-cell table:style-name="odsStyleTableCell-3ebb1823ff85f60ee989e42a01ac24b6" office:value-type="string">
            <text:p>1.82924</text:p>
          </table:table-cell>
          <table:table-cell table:style-name="odsStyleTableCell-3ebb1823ff85f60ee989e42a01ac24b6" office:value-type="string">
            <text:p>3.75020</text:p>
          </table:table-cell>
        </table:table-row>
        <table:table-row table:style-name="ro1">
          <table:table-cell table:style-name="odsStyleTableCell-e4dd3af710a1a4ac17c07a8d31c3dc60" office:value-type="string">
            <text:p>ARGELIA</text:p>
          </table:table-cell>
          <table:table-cell table:style-name="odsStyleTableCell-e4dd3af710a1a4ac17c07a8d31c3dc60" office:value-type="string">
            <text:p>DINAR ARGELINO</text:p>
          </table:table-cell>
          <table:table-cell table:style-name="odsStyleTableCell-e4dd3af710a1a4ac17c07a8d31c3dc60" office:value-type="string">
            <text:p>DZD</text:p>
          </table:table-cell>
          <table:table-cell table:style-name="odsStyleTableCell-3ebb1823ff85f60ee989e42a01ac24b6" office:value-type="string">
            <text:p>0.05113</text:p>
          </table:table-cell>
          <table:table-cell table:style-name="odsStyleTableCell-3ebb1823ff85f60ee989e42a01ac24b6" office:value-type="string">
            <text:p>134.16300</text:p>
          </table:table-cell>
        </table:table-row>
        <table:table-row table:style-name="ro1">
          <table:table-cell table:style-name="odsStyleTableCell-e4dd3af710a1a4ac17c07a8d31c3dc60" office:value-type="string">
            <text:p>ARGENTINA</text:p>
          </table:table-cell>
          <table:table-cell table:style-name="odsStyleTableCell-e4dd3af710a1a4ac17c07a8d31c3dc60" office:value-type="string">
            <text:p>PESO</text:p>
          </table:table-cell>
          <table:table-cell table:style-name="odsStyleTableCell-e4dd3af710a1a4ac17c07a8d31c3dc60" office:value-type="string">
            <text:p>ARS</text:p>
          </table:table-cell>
          <table:table-cell table:style-name="odsStyleTableCell-3ebb1823ff85f60ee989e42a01ac24b6" office:value-type="string">
            <text:p>0.00842</text:p>
          </table:table-cell>
          <table:table-cell table:style-name="odsStyleTableCell-3ebb1823ff85f60ee989e42a01ac24b6" office:value-type="string">
            <text:p>814.34990</text:p>
          </table:table-cell>
        </table:table-row>
        <table:table-row table:style-name="ro1">
          <table:table-cell table:style-name="odsStyleTableCell-e4dd3af710a1a4ac17c07a8d31c3dc60" office:value-type="string">
            <text:p>AUSTRALIA</text:p>
          </table:table-cell>
          <table:table-cell table:style-name="odsStyleTableCell-e4dd3af710a1a4ac17c07a8d31c3dc60" office:value-type="string">
            <text:p>DÓLAR</text:p>
          </table:table-cell>
          <table:table-cell table:style-name="odsStyleTableCell-e4dd3af710a1a4ac17c07a8d31c3dc60" office:value-type="string">
            <text:p>AUD</text:p>
          </table:table-cell>
          <table:table-cell table:style-name="odsStyleTableCell-3ebb1823ff85f60ee989e42a01ac24b6" office:value-type="string">
            <text:p>4.58455</text:p>
          </table:table-cell>
          <table:table-cell table:style-name="odsStyleTableCell-3ebb1823ff85f60ee989e42a01ac24b6" office:value-type="string">
            <text:p>1.49633</text:p>
          </table:table-cell>
        </table:table-row>
        <table:table-row table:style-name="ro1">
          <table:table-cell table:style-name="odsStyleTableCell-e4dd3af710a1a4ac17c07a8d31c3dc60" office:value-type="string">
            <text:p>BRASIL</text:p>
          </table:table-cell>
          <table:table-cell table:style-name="odsStyleTableCell-e4dd3af710a1a4ac17c07a8d31c3dc60" office:value-type="string">
            <text:p>REAL</text:p>
          </table:table-cell>
          <table:table-cell table:style-name="odsStyleTableCell-e4dd3af710a1a4ac17c07a8d31c3dc60" office:value-type="string">
            <text:p>BRL</text:p>
          </table:table-cell>
          <table:table-cell table:style-name="odsStyleTableCell-3ebb1823ff85f60ee989e42a01ac24b6" office:value-type="string">
            <text:p>1.39977</text:p>
          </table:table-cell>
          <table:table-cell table:style-name="odsStyleTableCell-3ebb1823ff85f60ee989e42a01ac24b6" office:value-type="string">
            <text:p>4.90080</text:p>
          </table:table-cell>
        </table:table-row>
        <table:table-row table:style-name="ro1">
          <table:table-cell table:style-name="odsStyleTableCell-e4dd3af710a1a4ac17c07a8d31c3dc60" office:value-type="string">
            <text:p>CANADA</text:p>
          </table:table-cell>
          <table:table-cell table:style-name="odsStyleTableCell-e4dd3af710a1a4ac17c07a8d31c3dc60" office:value-type="string">
            <text:p>DÓLAR</text:p>
          </table:table-cell>
          <table:table-cell table:style-name="odsStyleTableCell-e4dd3af710a1a4ac17c07a8d31c3dc60" office:value-type="string">
            <text:p>CAD</text:p>
          </table:table-cell>
          <table:table-cell table:style-name="odsStyleTableCell-3ebb1823ff85f60ee989e42a01ac24b6" office:value-type="string">
            <text:p>5.12055</text:p>
          </table:table-cell>
          <table:table-cell table:style-name="odsStyleTableCell-3ebb1823ff85f60ee989e42a01ac24b6" office:value-type="string">
            <text:p>1.33970</text:p>
          </table:table-cell>
        </table:table-row>
        <table:table-row table:style-name="ro1">
          <table:table-cell table:style-name="odsStyleTableCell-e4dd3af710a1a4ac17c07a8d31c3dc60" office:value-type="string">
            <text:p>CHILE</text:p>
          </table:table-cell>
          <table:table-cell table:style-name="odsStyleTableCell-e4dd3af710a1a4ac17c07a8d31c3dc60" office:value-type="string">
            <text:p>PESO</text:p>
          </table:table-cell>
          <table:table-cell table:style-name="odsStyleTableCell-e4dd3af710a1a4ac17c07a8d31c3dc60" office:value-type="string">
            <text:p>CLP</text:p>
          </table:table-cell>
          <table:table-cell table:style-name="odsStyleTableCell-3ebb1823ff85f60ee989e42a01ac24b6" office:value-type="string">
            <text:p>0.00746</text:p>
          </table:table-cell>
          <table:table-cell table:style-name="odsStyleTableCell-3ebb1823ff85f60ee989e42a01ac24b6" office:value-type="string">
            <text:p>919.98000</text:p>
          </table:table-cell>
        </table:table-row>
        <table:table-row table:style-name="ro1">
          <table:table-cell table:style-name="odsStyleTableCell-e4dd3af710a1a4ac17c07a8d31c3dc60" office:value-type="string">
            <text:p>COLOMBIA</text:p>
          </table:table-cell>
          <table:table-cell table:style-name="odsStyleTableCell-e4dd3af710a1a4ac17c07a8d31c3dc60" office:value-type="string">
            <text:p>PESO</text:p>
          </table:table-cell>
          <table:table-cell table:style-name="odsStyleTableCell-e4dd3af710a1a4ac17c07a8d31c3dc60" office:value-type="string">
            <text:p>COP</text:p>
          </table:table-cell>
          <table:table-cell table:style-name="odsStyleTableCell-3ebb1823ff85f60ee989e42a01ac24b6" office:value-type="string">
            <text:p>0.00174</text:p>
          </table:table-cell>
          <table:table-cell table:style-name="odsStyleTableCell-3ebb1823ff85f60ee989e42a01ac24b6" office:value-type="string">
            <text:p>3,940.04000</text:p>
          </table:table-cell>
        </table:table-row>
        <table:table-row table:style-name="ro1">
          <table:table-cell table:style-name="odsStyleTableCell-e4dd3af710a1a4ac17c07a8d31c3dc60" office:value-type="string">
            <text:p>COREA DEL SUR</text:p>
          </table:table-cell>
          <table:table-cell table:style-name="odsStyleTableCell-e4dd3af710a1a4ac17c07a8d31c3dc60" office:value-type="string">
            <text:p>WON</text:p>
          </table:table-cell>
          <table:table-cell table:style-name="odsStyleTableCell-e4dd3af710a1a4ac17c07a8d31c3dc60" office:value-type="string">
            <text:p>KRW</text:p>
          </table:table-cell>
          <table:table-cell table:style-name="odsStyleTableCell-3ebb1823ff85f60ee989e42a01ac24b6" office:value-type="string">
            <text:p>0.00521</text:p>
          </table:table-cell>
          <table:table-cell table:style-name="odsStyleTableCell-3ebb1823ff85f60ee989e42a01ac24b6" office:value-type="string">
            <text:p>1,315.80000</text:p>
          </table:table-cell>
        </table:table-row>
        <table:table-row table:style-name="ro1">
          <table:table-cell table:style-name="odsStyleTableCell-e4dd3af710a1a4ac17c07a8d31c3dc60" office:value-type="string">
            <text:p>COSTA RICA</text:p>
          </table:table-cell>
          <table:table-cell table:style-name="odsStyleTableCell-e4dd3af710a1a4ac17c07a8d31c3dc60" office:value-type="string">
            <text:p>COLON COSTARRICENSE</text:p>
          </table:table-cell>
          <table:table-cell table:style-name="odsStyleTableCell-e4dd3af710a1a4ac17c07a8d31c3dc60" office:value-type="string">
            <text:p>CRC</text:p>
          </table:table-cell>
          <table:table-cell table:style-name="odsStyleTableCell-3ebb1823ff85f60ee989e42a01ac24b6" office:value-type="string">
            <text:p>0.01315</text:p>
          </table:table-cell>
          <table:table-cell table:style-name="odsStyleTableCell-3ebb1823ff85f60ee989e42a01ac24b6" office:value-type="string">
            <text:p>521.72000</text:p>
          </table:table-cell>
        </table:table-row>
        <table:table-row table:style-name="ro1">
          <table:table-cell table:style-name="odsStyleTableCell-e4dd3af710a1a4ac17c07a8d31c3dc60" office:value-type="string">
            <text:p>REPUBLICA CHECA</text:p>
          </table:table-cell>
          <table:table-cell table:style-name="odsStyleTableCell-e4dd3af710a1a4ac17c07a8d31c3dc60" office:value-type="string">
            <text:p>CORONA CHECA</text:p>
          </table:table-cell>
          <table:table-cell table:style-name="odsStyleTableCell-e4dd3af710a1a4ac17c07a8d31c3dc60" office:value-type="string">
            <text:p>CZK</text:p>
          </table:table-cell>
          <table:table-cell table:style-name="odsStyleTableCell-3ebb1823ff85f60ee989e42a01ac24b6" office:value-type="string">
            <text:p>0.30496</text:p>
          </table:table-cell>
          <table:table-cell table:style-name="odsStyleTableCell-3ebb1823ff85f60ee989e42a01ac24b6" office:value-type="string">
            <text:p>22.49470</text:p>
          </table:table-cell>
        </table:table-row>
        <table:table-row table:style-name="ro1">
          <table:table-cell table:style-name="odsStyleTableCell-e4dd3af710a1a4ac17c07a8d31c3dc60" office:value-type="string">
            <text:p>DINAMARCA</text:p>
          </table:table-cell>
          <table:table-cell table:style-name="odsStyleTableCell-e4dd3af710a1a4ac17c07a8d31c3dc60" office:value-type="string">
            <text:p>CORONA</text:p>
          </table:table-cell>
          <table:table-cell table:style-name="odsStyleTableCell-e4dd3af710a1a4ac17c07a8d31c3dc60" office:value-type="string">
            <text:p>DKK</text:p>
          </table:table-cell>
          <table:table-cell table:style-name="odsStyleTableCell-3ebb1823ff85f60ee989e42a01ac24b6" office:value-type="string">
            <text:p>1.00494</text:p>
          </table:table-cell>
          <table:table-cell table:style-name="odsStyleTableCell-3ebb1823ff85f60ee989e42a01ac24b6" office:value-type="string">
            <text:p>6.82630</text:p>
          </table:table-cell>
        </table:table-row>
        <table:table-row table:style-name="ro1">
          <table:table-cell table:style-name="odsStyleTableCell-e4dd3af710a1a4ac17c07a8d31c3dc60" office:value-type="string">
            <text:p>ECUADOR</text:p>
          </table:table-cell>
          <table:table-cell table:style-name="odsStyleTableCell-e4dd3af710a1a4ac17c07a8d31c3dc60" office:value-type="string">
            <text:p>DÓLAR</text:p>
          </table:table-cell>
          <table:table-cell table:style-name="odsStyleTableCell-e4dd3af710a1a4ac17c07a8d31c3dc60" office:value-type="string">
            <text:p>USD</text:p>
          </table:table-cell>
          <table:table-cell table:style-name="odsStyleTableCell-3ebb1823ff85f60ee989e42a01ac24b6" office:value-type="string">
            <text:p>6.86000</text:p>
          </table:table-cell>
          <table:table-cell table:style-name="odsStyleTableCell-3ebb1823ff85f60ee989e42a01ac24b6" office:value-type="string">
            <text:p>1.00000</text:p>
          </table:table-cell>
        </table:table-row>
        <table:table-row table:style-name="ro1">
          <table:table-cell table:style-name="odsStyleTableCell-e4dd3af710a1a4ac17c07a8d31c3dc60" office:value-type="string">
            <text:p>EMIRATOS ARABES</text:p>
          </table:table-cell>
          <table:table-cell table:style-name="odsStyleTableCell-e4dd3af710a1a4ac17c07a8d31c3dc60" office:value-type="string">
            <text:p>DIRHAM</text:p>
          </table:table-cell>
          <table:table-cell table:style-name="odsStyleTableCell-e4dd3af710a1a4ac17c07a8d31c3dc60" office:value-type="string">
            <text:p>AED</text:p>
          </table:table-cell>
          <table:table-cell table:style-name="odsStyleTableCell-3ebb1823ff85f60ee989e42a01ac24b6" office:value-type="string">
            <text:p>1.86773</text:p>
          </table:table-cell>
          <table:table-cell table:style-name="odsStyleTableCell-3ebb1823ff85f60ee989e42a01ac24b6" office:value-type="string">
            <text:p>3.67290</text:p>
          </table:table-cell>
        </table:table-row>
        <table:table-row table:style-name="ro1">
          <table:table-cell table:style-name="odsStyleTableCell-e4dd3af710a1a4ac17c07a8d31c3dc60" office:value-type="string">
            <text:p>FILIPINAS</text:p>
          </table:table-cell>
          <table:table-cell table:style-name="odsStyleTableCell-e4dd3af710a1a4ac17c07a8d31c3dc60" office:value-type="string">
            <text:p>PESO FILIPINO</text:p>
          </table:table-cell>
          <table:table-cell table:style-name="odsStyleTableCell-e4dd3af710a1a4ac17c07a8d31c3dc60" office:value-type="string">
            <text:p>PHP</text:p>
          </table:table-cell>
          <table:table-cell table:style-name="odsStyleTableCell-3ebb1823ff85f60ee989e42a01ac24b6" office:value-type="string">
            <text:p>0.12243</text:p>
          </table:table-cell>
          <table:table-cell table:style-name="odsStyleTableCell-3ebb1823ff85f60ee989e42a01ac24b6" office:value-type="string">
            <text:p>56.03000</text:p>
          </table:table-cell>
        </table:table-row>
        <table:table-row table:style-name="ro1">
          <table:table-cell table:style-name="odsStyleTableCell-e4dd3af710a1a4ac17c07a8d31c3dc60" office:value-type="string">
            <text:p>HAITÍ</text:p>
          </table:table-cell>
          <table:table-cell table:style-name="odsStyleTableCell-e4dd3af710a1a4ac17c07a8d31c3dc60" office:value-type="string">
            <text:p>GOURDE</text:p>
          </table:table-cell>
          <table:table-cell table:style-name="odsStyleTableCell-e4dd3af710a1a4ac17c07a8d31c3dc60" office:value-type="string">
            <text:p>HTG</text:p>
          </table:table-cell>
          <table:table-cell table:style-name="odsStyleTableCell-3ebb1823ff85f60ee989e42a01ac24b6" office:value-type="string">
            <text:p>0.05207</text:p>
          </table:table-cell>
          <table:table-cell table:style-name="odsStyleTableCell-3ebb1823ff85f60ee989e42a01ac24b6" office:value-type="string">
            <text:p>131.74500</text:p>
          </table:table-cell>
        </table:table-row>
        <table:table-row table:style-name="ro1">
          <table:table-cell table:style-name="odsStyleTableCell-e4dd3af710a1a4ac17c07a8d31c3dc60" office:value-type="string">
            <text:p>HONG KONG</text:p>
          </table:table-cell>
          <table:table-cell table:style-name="odsStyleTableCell-e4dd3af710a1a4ac17c07a8d31c3dc60" office:value-type="string">
            <text:p>DÓLAR</text:p>
          </table:table-cell>
          <table:table-cell table:style-name="odsStyleTableCell-e4dd3af710a1a4ac17c07a8d31c3dc60" office:value-type="string">
            <text:p>HKD</text:p>
          </table:table-cell>
          <table:table-cell table:style-name="odsStyleTableCell-3ebb1823ff85f60ee989e42a01ac24b6" office:value-type="string">
            <text:p>0.87771</text:p>
          </table:table-cell>
          <table:table-cell table:style-name="odsStyleTableCell-3ebb1823ff85f60ee989e42a01ac24b6" office:value-type="string">
            <text:p>7.81580</text:p>
          </table:table-cell>
        </table:table-row>
        <table:table-row table:style-name="ro1">
          <table:table-cell table:style-name="odsStyleTableCell-e4dd3af710a1a4ac17c07a8d31c3dc60" office:value-type="string">
            <text:p>INDIA</text:p>
          </table:table-cell>
          <table:table-cell table:style-name="odsStyleTableCell-e4dd3af710a1a4ac17c07a8d31c3dc60" office:value-type="string">
            <text:p>RUPIA</text:p>
          </table:table-cell>
          <table:table-cell table:style-name="odsStyleTableCell-e4dd3af710a1a4ac17c07a8d31c3dc60" office:value-type="string">
            <text:p>INR</text:p>
          </table:table-cell>
          <table:table-cell table:style-name="odsStyleTableCell-3ebb1823ff85f60ee989e42a01ac24b6" office:value-type="string">
            <text:p>0.08254</text:p>
          </table:table-cell>
          <table:table-cell table:style-name="odsStyleTableCell-3ebb1823ff85f60ee989e42a01ac24b6" office:value-type="string">
            <text:p>83.11380</text:p>
          </table:table-cell>
        </table:table-row>
        <table:table-row table:style-name="ro1">
          <table:table-cell table:style-name="odsStyleTableCell-e4dd3af710a1a4ac17c07a8d31c3dc60" office:value-type="string">
            <text:p>INDONESIA</text:p>
          </table:table-cell>
          <table:table-cell table:style-name="odsStyleTableCell-e4dd3af710a1a4ac17c07a8d31c3dc60" office:value-type="string">
            <text:p>RUPIA INDONESIA</text:p>
          </table:table-cell>
          <table:table-cell table:style-name="odsStyleTableCell-e4dd3af710a1a4ac17c07a8d31c3dc60" office:value-type="string">
            <text:p>IDR</text:p>
          </table:table-cell>
          <table:table-cell table:style-name="odsStyleTableCell-3ebb1823ff85f60ee989e42a01ac24b6" office:value-type="string">
            <text:p>0.00044</text:p>
          </table:table-cell>
          <table:table-cell table:style-name="odsStyleTableCell-3ebb1823ff85f60ee989e42a01ac24b6" office:value-type="string">
            <text:p>15,520.00000</text:p>
          </table:table-cell>
        </table:table-row>
        <table:table-row table:style-name="ro1">
          <table:table-cell table:style-name="odsStyleTableCell-e4dd3af710a1a4ac17c07a8d31c3dc60" office:value-type="string">
            <text:p>ISRAEL</text:p>
          </table:table-cell>
          <table:table-cell table:style-name="odsStyleTableCell-e4dd3af710a1a4ac17c07a8d31c3dc60" office:value-type="string">
            <text:p>NUEVO SÉQUEL</text:p>
          </table:table-cell>
          <table:table-cell table:style-name="odsStyleTableCell-e4dd3af710a1a4ac17c07a8d31c3dc60" office:value-type="string">
            <text:p>ILS</text:p>
          </table:table-cell>
          <table:table-cell table:style-name="odsStyleTableCell-3ebb1823ff85f60ee989e42a01ac24b6" office:value-type="string">
            <text:p>1.83825</text:p>
          </table:table-cell>
          <table:table-cell table:style-name="odsStyleTableCell-3ebb1823ff85f60ee989e42a01ac24b6" office:value-type="string">
            <text:p>3.73180</text:p>
          </table:table-cell>
        </table:table-row>
        <table:table-row table:style-name="ro1">
          <table:table-cell table:style-name="odsStyleTableCell-e4dd3af710a1a4ac17c07a8d31c3dc60" office:value-type="string">
            <text:p>MALASIA</text:p>
          </table:table-cell>
          <table:table-cell table:style-name="odsStyleTableCell-e4dd3af710a1a4ac17c07a8d31c3dc60" office:value-type="string">
            <text:p>RINGGIT MALAYO</text:p>
          </table:table-cell>
          <table:table-cell table:style-name="odsStyleTableCell-e4dd3af710a1a4ac17c07a8d31c3dc60" office:value-type="string">
            <text:p>MYR</text:p>
          </table:table-cell>
          <table:table-cell table:style-name="odsStyleTableCell-3ebb1823ff85f60ee989e42a01ac24b6" office:value-type="string">
            <text:p>1.47765</text:p>
          </table:table-cell>
          <table:table-cell table:style-name="odsStyleTableCell-3ebb1823ff85f60ee989e42a01ac24b6" office:value-type="string">
            <text:p>4.64250</text:p>
          </table:table-cell>
        </table:table-row>
        <table:table-row table:style-name="ro1">
          <table:table-cell table:style-name="odsStyleTableCell-e4dd3af710a1a4ac17c07a8d31c3dc60" office:value-type="string">
            <text:p>MEXICO</text:p>
          </table:table-cell>
          <table:table-cell table:style-name="odsStyleTableCell-e4dd3af710a1a4ac17c07a8d31c3dc60" office:value-type="string">
            <text:p>PESO</text:p>
          </table:table-cell>
          <table:table-cell table:style-name="odsStyleTableCell-e4dd3af710a1a4ac17c07a8d31c3dc60" office:value-type="string">
            <text:p>MXN</text:p>
          </table:table-cell>
          <table:table-cell table:style-name="odsStyleTableCell-3ebb1823ff85f60ee989e42a01ac24b6" office:value-type="string">
            <text:p>0.40462</text:p>
          </table:table-cell>
          <table:table-cell table:style-name="odsStyleTableCell-3ebb1823ff85f60ee989e42a01ac24b6" office:value-type="string">
            <text:p>16.95410</text:p>
          </table:table-cell>
        </table:table-row>
        <table:table-row table:style-name="ro1">
          <table:table-cell table:style-name="odsStyleTableCell-e4dd3af710a1a4ac17c07a8d31c3dc60" office:value-type="string">
            <text:p>NORUEGA</text:p>
          </table:table-cell>
          <table:table-cell table:style-name="odsStyleTableCell-e4dd3af710a1a4ac17c07a8d31c3dc60" office:value-type="string">
            <text:p>CORONA</text:p>
          </table:table-cell>
          <table:table-cell table:style-name="odsStyleTableCell-e4dd3af710a1a4ac17c07a8d31c3dc60" office:value-type="string">
            <text:p>NOK</text:p>
          </table:table-cell>
          <table:table-cell table:style-name="odsStyleTableCell-3ebb1823ff85f60ee989e42a01ac24b6" office:value-type="string">
            <text:p>0.66242</text:p>
          </table:table-cell>
          <table:table-cell table:style-name="odsStyleTableCell-3ebb1823ff85f60ee989e42a01ac24b6" office:value-type="string">
            <text:p>10.35590</text:p>
          </table:table-cell>
        </table:table-row>
        <table:table-row table:style-name="ro1">
          <table:table-cell table:style-name="odsStyleTableCell-e4dd3af710a1a4ac17c07a8d31c3dc60" office:value-type="string">
            <text:p>PANAMÁ</text:p>
          </table:table-cell>
          <table:table-cell table:style-name="odsStyleTableCell-e4dd3af710a1a4ac17c07a8d31c3dc60" office:value-type="string">
            <text:p>BALBOA</text:p>
          </table:table-cell>
          <table:table-cell table:style-name="odsStyleTableCell-e4dd3af710a1a4ac17c07a8d31c3dc60" office:value-type="string">
            <text:p>PAB</text:p>
          </table:table-cell>
          <table:table-cell table:style-name="odsStyleTableCell-3ebb1823ff85f60ee989e42a01ac24b6" office:value-type="string">
            <text:p>6.86000</text:p>
          </table:table-cell>
          <table:table-cell table:style-name="odsStyleTableCell-3ebb1823ff85f60ee989e42a01ac24b6" office:value-type="string">
            <text:p>1.00000</text:p>
          </table:table-cell>
        </table:table-row>
        <table:table-row table:style-name="ro1">
          <table:table-cell table:style-name="odsStyleTableCell-e4dd3af710a1a4ac17c07a8d31c3dc60" office:value-type="string">
            <text:p>PARAGUAY</text:p>
          </table:table-cell>
          <table:table-cell table:style-name="odsStyleTableCell-e4dd3af710a1a4ac17c07a8d31c3dc60" office:value-type="string">
            <text:p>GUARANI</text:p>
          </table:table-cell>
          <table:table-cell table:style-name="odsStyleTableCell-e4dd3af710a1a4ac17c07a8d31c3dc60" office:value-type="string">
            <text:p>PYG</text:p>
          </table:table-cell>
          <table:table-cell table:style-name="odsStyleTableCell-3ebb1823ff85f60ee989e42a01ac24b6" office:value-type="string">
            <text:p>0.00094</text:p>
          </table:table-cell>
          <table:table-cell table:style-name="odsStyleTableCell-3ebb1823ff85f60ee989e42a01ac24b6" office:value-type="string">
            <text:p>7,291.20000</text:p>
          </table:table-cell>
        </table:table-row>
        <table:table-row table:style-name="ro1">
          <table:table-cell table:style-name="odsStyleTableCell-e4dd3af710a1a4ac17c07a8d31c3dc60" office:value-type="string">
            <text:p>PERU</text:p>
          </table:table-cell>
          <table:table-cell table:style-name="odsStyleTableCell-e4dd3af710a1a4ac17c07a8d31c3dc60" office:value-type="string">
            <text:p>NUEVO SOL</text:p>
          </table:table-cell>
          <table:table-cell table:style-name="odsStyleTableCell-e4dd3af710a1a4ac17c07a8d31c3dc60" office:value-type="string">
            <text:p>PEN</text:p>
          </table:table-cell>
          <table:table-cell table:style-name="odsStyleTableCell-3ebb1823ff85f60ee989e42a01ac24b6" office:value-type="string">
            <text:p>1.84990</text:p>
          </table:table-cell>
          <table:table-cell table:style-name="odsStyleTableCell-3ebb1823ff85f60ee989e42a01ac24b6" office:value-type="string">
            <text:p>3.70830</text:p>
          </table:table-cell>
        </table:table-row>
        <table:table-row table:style-name="ro1">
          <table:table-cell table:style-name="odsStyleTableCell-e4dd3af710a1a4ac17c07a8d31c3dc60" office:value-type="string">
            <text:p>REINO UNIDO</text:p>
          </table:table-cell>
          <table:table-cell table:style-name="odsStyleTableCell-e4dd3af710a1a4ac17c07a8d31c3dc60" office:value-type="string">
            <text:p>LIBRA</text:p>
          </table:table-cell>
          <table:table-cell table:style-name="odsStyleTableCell-e4dd3af710a1a4ac17c07a8d31c3dc60" office:value-type="string">
            <text:p>GBP</text:p>
          </table:table-cell>
          <table:table-cell table:style-name="odsStyleTableCell-3ebb1823ff85f60ee989e42a01ac24b6" office:value-type="string">
            <text:p>8.71012</text:p>
          </table:table-cell>
          <table:table-cell table:style-name="odsStyleTableCell-3ebb1823ff85f60ee989e42a01ac24b6" office:value-type="string">
            <text:p>0.78759</text:p>
          </table:table-cell>
        </table:table-row>
        <table:table-row table:style-name="ro1">
          <table:table-cell table:style-name="odsStyleTableCell-e4dd3af710a1a4ac17c07a8d31c3dc60" office:value-type="string">
            <text:p>REPÚBLICA DOMINICANA</text:p>
          </table:table-cell>
          <table:table-cell table:style-name="odsStyleTableCell-e4dd3af710a1a4ac17c07a8d31c3dc60" office:value-type="string">
            <text:p>PESO DOMINICANO</text:p>
          </table:table-cell>
          <table:table-cell table:style-name="odsStyleTableCell-e4dd3af710a1a4ac17c07a8d31c3dc60" office:value-type="string">
            <text:p>DOP</text:p>
          </table:table-cell>
          <table:table-cell table:style-name="odsStyleTableCell-3ebb1823ff85f60ee989e42a01ac24b6" office:value-type="string">
            <text:p>0.11715</text:p>
          </table:table-cell>
          <table:table-cell table:style-name="odsStyleTableCell-3ebb1823ff85f60ee989e42a01ac24b6" office:value-type="string">
            <text:p>58.55800</text:p>
          </table:table-cell>
        </table:table-row>
        <table:table-row table:style-name="ro1">
          <table:table-cell table:style-name="odsStyleTableCell-e4dd3af710a1a4ac17c07a8d31c3dc60" office:value-type="string">
            <text:p>REP.POPULAR CHINA</text:p>
          </table:table-cell>
          <table:table-cell table:style-name="odsStyleTableCell-e4dd3af710a1a4ac17c07a8d31c3dc60" office:value-type="string">
            <text:p>YUAN RENMINBI OFFSHORE</text:p>
          </table:table-cell>
          <table:table-cell table:style-name="odsStyleTableCell-e4dd3af710a1a4ac17c07a8d31c3dc60" office:value-type="string">
            <text:p>CNH</text:p>
          </table:table-cell>
          <table:table-cell table:style-name="odsStyleTableCell-3ebb1823ff85f60ee989e42a01ac24b6" office:value-type="string">
            <text:p>0.95436</text:p>
          </table:table-cell>
          <table:table-cell table:style-name="odsStyleTableCell-3ebb1823ff85f60ee989e42a01ac24b6" office:value-type="string">
            <text:p>7.18810</text:p>
          </table:table-cell>
        </table:table-row>
        <table:table-row table:style-name="ro1">
          <table:table-cell table:style-name="odsStyleTableCell-e4dd3af710a1a4ac17c07a8d31c3dc60" office:value-type="string">
            <text:p>RUSIA</text:p>
          </table:table-cell>
          <table:table-cell table:style-name="odsStyleTableCell-e4dd3af710a1a4ac17c07a8d31c3dc60" office:value-type="string">
            <text:p>RUBLO RUSO</text:p>
          </table:table-cell>
          <table:table-cell table:style-name="odsStyleTableCell-e4dd3af710a1a4ac17c07a8d31c3dc60" office:value-type="string">
            <text:p>RUB</text:p>
          </table:table-cell>
          <table:table-cell table:style-name="odsStyleTableCell-3ebb1823ff85f60ee989e42a01ac24b6" office:value-type="string">
            <text:p>0.07646</text:p>
          </table:table-cell>
          <table:table-cell table:style-name="odsStyleTableCell-3ebb1823ff85f60ee989e42a01ac24b6" office:value-type="string">
            <text:p>89.72160</text:p>
          </table:table-cell>
        </table:table-row>
        <table:table-row table:style-name="ro1">
          <table:table-cell table:style-name="odsStyleTableCell-e4dd3af710a1a4ac17c07a8d31c3dc60" office:value-type="string">
            <text:p>SINGAPUR</text:p>
          </table:table-cell>
          <table:table-cell table:style-name="odsStyleTableCell-e4dd3af710a1a4ac17c07a8d31c3dc60" office:value-type="string">
            <text:p>DÓLAR</text:p>
          </table:table-cell>
          <table:table-cell table:style-name="odsStyleTableCell-e4dd3af710a1a4ac17c07a8d31c3dc60" office:value-type="string">
            <text:p>SGD</text:p>
          </table:table-cell>
          <table:table-cell table:style-name="odsStyleTableCell-3ebb1823ff85f60ee989e42a01ac24b6" office:value-type="string">
            <text:p>5.15247</text:p>
          </table:table-cell>
          <table:table-cell table:style-name="odsStyleTableCell-3ebb1823ff85f60ee989e42a01ac24b6" office:value-type="string">
            <text:p>1.33140</text:p>
          </table:table-cell>
        </table:table-row>
        <table:table-row table:style-name="ro1">
          <table:table-cell table:style-name="odsStyleTableCell-e4dd3af710a1a4ac17c07a8d31c3dc60" office:value-type="string">
            <text:p>SUDÁFRICA</text:p>
          </table:table-cell>
          <table:table-cell table:style-name="odsStyleTableCell-e4dd3af710a1a4ac17c07a8d31c3dc60" office:value-type="string">
            <text:p>RAND</text:p>
          </table:table-cell>
          <table:table-cell table:style-name="odsStyleTableCell-e4dd3af710a1a4ac17c07a8d31c3dc60" office:value-type="string">
            <text:p>ZAR</text:p>
          </table:table-cell>
          <table:table-cell table:style-name="odsStyleTableCell-3ebb1823ff85f60ee989e42a01ac24b6" office:value-type="string">
            <text:p>0.36719</text:p>
          </table:table-cell>
          <table:table-cell table:style-name="odsStyleTableCell-3ebb1823ff85f60ee989e42a01ac24b6" office:value-type="string">
            <text:p>18.68250</text:p>
          </table:table-cell>
        </table:table-row>
        <table:table-row table:style-name="ro1">
          <table:table-cell table:style-name="odsStyleTableCell-e4dd3af710a1a4ac17c07a8d31c3dc60" office:value-type="string">
            <text:p>SUECIA</text:p>
          </table:table-cell>
          <table:table-cell table:style-name="odsStyleTableCell-e4dd3af710a1a4ac17c07a8d31c3dc60" office:value-type="string">
            <text:p>CORONA</text:p>
          </table:table-cell>
          <table:table-cell table:style-name="odsStyleTableCell-e4dd3af710a1a4ac17c07a8d31c3dc60" office:value-type="string">
            <text:p>SEK</text:p>
          </table:table-cell>
          <table:table-cell table:style-name="odsStyleTableCell-3ebb1823ff85f60ee989e42a01ac24b6" office:value-type="string">
            <text:p>0.66819</text:p>
          </table:table-cell>
          <table:table-cell table:style-name="odsStyleTableCell-3ebb1823ff85f60ee989e42a01ac24b6" office:value-type="string">
            <text:p>10.26650</text:p>
          </table:table-cell>
        </table:table-row>
        <table:table-row table:style-name="ro1">
          <table:table-cell table:style-name="odsStyleTableCell-e4dd3af710a1a4ac17c07a8d31c3dc60" office:value-type="string">
            <text:p>SUIZA</text:p>
          </table:table-cell>
          <table:table-cell table:style-name="odsStyleTableCell-e4dd3af710a1a4ac17c07a8d31c3dc60" office:value-type="string">
            <text:p>FRANCO</text:p>
          </table:table-cell>
          <table:table-cell table:style-name="odsStyleTableCell-e4dd3af710a1a4ac17c07a8d31c3dc60" office:value-type="string">
            <text:p>CHF</text:p>
          </table:table-cell>
          <table:table-cell table:style-name="odsStyleTableCell-3ebb1823ff85f60ee989e42a01ac24b6" office:value-type="string">
            <text:p>8.04786</text:p>
          </table:table-cell>
          <table:table-cell table:style-name="odsStyleTableCell-3ebb1823ff85f60ee989e42a01ac24b6" office:value-type="string">
            <text:p>0.85240</text:p>
          </table:table-cell>
        </table:table-row>
        <table:table-row table:style-name="ro1">
          <table:table-cell table:style-name="odsStyleTableCell-e4dd3af710a1a4ac17c07a8d31c3dc60" office:value-type="string">
            <text:p>TAILANDIA</text:p>
          </table:table-cell>
          <table:table-cell table:style-name="odsStyleTableCell-e4dd3af710a1a4ac17c07a8d31c3dc60" office:value-type="string">
            <text:p>THAI BAHT</text:p>
          </table:table-cell>
          <table:table-cell table:style-name="odsStyleTableCell-e4dd3af710a1a4ac17c07a8d31c3dc60" office:value-type="string">
            <text:p>THB</text:p>
          </table:table-cell>
          <table:table-cell table:style-name="odsStyleTableCell-3ebb1823ff85f60ee989e42a01ac24b6" office:value-type="string">
            <text:p>0.19612</text:p>
          </table:table-cell>
          <table:table-cell table:style-name="odsStyleTableCell-3ebb1823ff85f60ee989e42a01ac24b6" office:value-type="string">
            <text:p>34.97800</text:p>
          </table:table-cell>
        </table:table-row>
        <table:table-row table:style-name="ro1">
          <table:table-cell table:style-name="odsStyleTableCell-e4dd3af710a1a4ac17c07a8d31c3dc60" office:value-type="string">
            <text:p>TAIWAN</text:p>
          </table:table-cell>
          <table:table-cell table:style-name="odsStyleTableCell-e4dd3af710a1a4ac17c07a8d31c3dc60" office:value-type="string">
            <text:p>DÓLAR</text:p>
          </table:table-cell>
          <table:table-cell table:style-name="odsStyleTableCell-e4dd3af710a1a4ac17c07a8d31c3dc60" office:value-type="string">
            <text:p>TWD</text:p>
          </table:table-cell>
          <table:table-cell table:style-name="odsStyleTableCell-3ebb1823ff85f60ee989e42a01ac24b6" office:value-type="string">
            <text:p>0.22102</text:p>
          </table:table-cell>
          <table:table-cell table:style-name="odsStyleTableCell-3ebb1823ff85f60ee989e42a01ac24b6" office:value-type="string">
            <text:p>31.03800</text:p>
          </table:table-cell>
        </table:table-row>
        <table:table-row table:style-name="ro1">
          <table:table-cell table:style-name="odsStyleTableCell-e4dd3af710a1a4ac17c07a8d31c3dc60" office:value-type="string">
            <text:p>TÚNEZ</text:p>
          </table:table-cell>
          <table:table-cell table:style-name="odsStyleTableCell-e4dd3af710a1a4ac17c07a8d31c3dc60" office:value-type="string">
            <text:p>DINAR TUNECINO</text:p>
          </table:table-cell>
          <table:table-cell table:style-name="odsStyleTableCell-e4dd3af710a1a4ac17c07a8d31c3dc60" office:value-type="string">
            <text:p>TND</text:p>
          </table:table-cell>
          <table:table-cell table:style-name="odsStyleTableCell-3ebb1823ff85f60ee989e42a01ac24b6" office:value-type="string">
            <text:p>2.21548</text:p>
          </table:table-cell>
          <table:table-cell table:style-name="odsStyleTableCell-3ebb1823ff85f60ee989e42a01ac24b6" office:value-type="string">
            <text:p>3.09640</text:p>
          </table:table-cell>
        </table:table-row>
        <table:table-row table:style-name="ro1">
          <table:table-cell table:style-name="odsStyleTableCell-e4dd3af710a1a4ac17c07a8d31c3dc60" office:value-type="string">
            <text:p>TURQUÍA</text:p>
          </table:table-cell>
          <table:table-cell table:style-name="odsStyleTableCell-e4dd3af710a1a4ac17c07a8d31c3dc60" office:value-type="string">
            <text:p>LIRA TURCA</text:p>
          </table:table-cell>
          <table:table-cell table:style-name="odsStyleTableCell-e4dd3af710a1a4ac17c07a8d31c3dc60" office:value-type="string">
            <text:p>TRY</text:p>
          </table:table-cell>
          <table:table-cell table:style-name="odsStyleTableCell-3ebb1823ff85f60ee989e42a01ac24b6" office:value-type="string">
            <text:p>0.22926</text:p>
          </table:table-cell>
          <table:table-cell table:style-name="odsStyleTableCell-3ebb1823ff85f60ee989e42a01ac24b6" office:value-type="string">
            <text:p>29.92270</text:p>
          </table:table-cell>
        </table:table-row>
        <table:table-row table:style-name="ro1">
          <table:table-cell table:style-name="odsStyleTableCell-e4dd3af710a1a4ac17c07a8d31c3dc60" office:value-type="string">
            <text:p>URUGUAY</text:p>
          </table:table-cell>
          <table:table-cell table:style-name="odsStyleTableCell-e4dd3af710a1a4ac17c07a8d31c3dc60" office:value-type="string">
            <text:p>PESO</text:p>
          </table:table-cell>
          <table:table-cell table:style-name="odsStyleTableCell-e4dd3af710a1a4ac17c07a8d31c3dc60" office:value-type="string">
            <text:p>UYU</text:p>
          </table:table-cell>
          <table:table-cell table:style-name="odsStyleTableCell-3ebb1823ff85f60ee989e42a01ac24b6" office:value-type="string">
            <text:p>0.17438</text:p>
          </table:table-cell>
          <table:table-cell table:style-name="odsStyleTableCell-3ebb1823ff85f60ee989e42a01ac24b6" office:value-type="string">
            <text:p>39.34000</text:p>
          </table:table-cell>
        </table:table-row>
        <table:table-row table:style-name="ro1">
          <table:table-cell table:style-name="odsStyleTableCell-e4dd3af710a1a4ac17c07a8d31c3dc60" office:value-type="string">
            <text:p>VENEZUELA</text:p>
          </table:table-cell>
          <table:table-cell table:style-name="odsStyleTableCell-e4dd3af710a1a4ac17c07a8d31c3dc60" office:value-type="string">
            <text:p>BOLIVAR DIGITAL</text:p>
          </table:table-cell>
          <table:table-cell table:style-name="odsStyleTableCell-e4dd3af710a1a4ac17c07a8d31c3dc60" office:value-type="string">
            <text:p>VES</text:p>
          </table:table-cell>
          <table:table-cell table:style-name="odsStyleTableCell-3ebb1823ff85f60ee989e42a01ac24b6" office:value-type="string">
            <text:p>0.19112</text:p>
          </table:table-cell>
          <table:table-cell table:style-name="odsStyleTableCell-3ebb1823ff85f60ee989e42a01ac24b6" office:value-type="string">
            <text:p>35.89360</text:p>
          </table:table-cell>
        </table:table-row>
        <table:table-row table:style-name="ro1">
          <table:table-cell table:style-name="odsStyleTableCell-e4dd3af710a1a4ac17c07a8d31c3dc60" office:value-type="string">
            <text:p>VIETNAM</text:p>
          </table:table-cell>
          <table:table-cell table:style-name="odsStyleTableCell-e4dd3af710a1a4ac17c07a8d31c3dc60" office:value-type="string">
            <text:p>DONG</text:p>
          </table:table-cell>
          <table:table-cell table:style-name="odsStyleTableCell-e4dd3af710a1a4ac17c07a8d31c3dc60" office:value-type="string">
            <text:p>VND</text:p>
          </table:table-cell>
          <table:table-cell table:style-name="odsStyleTableCell-3ebb1823ff85f60ee989e42a01ac24b6" office:value-type="string">
            <text:p>0.00028</text:p>
          </table:table-cell>
          <table:table-cell table:style-name="odsStyleTableCell-3ebb1823ff85f60ee989e42a01ac24b6" office:value-type="string">
            <text:p>24,356.00000</text:p>
          </table:table-cell>
        </table:table-row>
        <table:table-row table:style-name="ro1">
          <table:table-cell table:style-name="odsStyleTableCell-e4dd3af710a1a4ac17c07a8d31c3dc60" office:value-type="string">
            <text:p/>
          </table:table-cell>
          <table:table-cell table:style-name="odsStyleTableCell-e4dd3af710a1a4ac17c07a8d31c3dc60" office:value-type="string">
            <text:p>DERECHO ESPECIAL DE GIRO</text:p>
          </table:table-cell>
          <table:table-cell table:style-name="odsStyleTableCell-e4dd3af710a1a4ac17c07a8d31c3dc60" office:value-type="string">
            <text:p>USD/D.E.G.</text:p>
          </table:table-cell>
          <table:table-cell table:style-name="odsStyleTableCell-3ebb1823ff85f60ee989e42a01ac24b6" office:value-type="string">
            <text:p/>
          </table:table-cell>
          <table:table-cell table:style-name="odsStyleTableCell-3ebb1823ff85f60ee989e42a01ac24b6" office:value-type="string">
            <text:p>1.33609</text:p>
          </table:table-cell>
        </table:table-row>
        <table:table-row table:style-name="ro1">
          <table:table-cell table:style-name="odsStyleTableCell-e4dd3af710a1a4ac17c07a8d31c3dc60" office:value-type="string">
            <text:p/>
          </table:table-cell>
          <table:table-cell table:style-name="odsStyleTableCell-e4dd3af710a1a4ac17c07a8d31c3dc60" office:value-type="string">
            <text:p>UNIDAD DE FOMENTO DE VIVIENDA</text:p>
          </table:table-cell>
          <table:table-cell table:style-name="odsStyleTableCell-e4dd3af710a1a4ac17c07a8d31c3dc60" office:value-type="string">
            <text:p>Bs/UFV</text:p>
          </table:table-cell>
          <table:table-cell table:style-name="odsStyleTableCell-3ebb1823ff85f60ee989e42a01ac24b6" office:value-type="string">
            <text:p/>
          </table:table-cell>
          <table:table-cell table:style-name="odsStyleTableCell-3ebb1823ff85f60ee989e42a01ac24b6" office:value-type="string">
            <text:p>2.4755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6172f0a51ba60f2bbd3456dc636cfe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e0da5ada5b527364e220361c1259177b" office:value-type="string">
            <text:p> </text:p>
          </table:table-cell>
          <table:table-cell table:style-name="odsStyleTableCell-e0da5ada5b527364e220361c1259177b" office:value-type="string">
            <text:p>UNIDAD MONETARIA</text:p>
          </table:table-cell>
          <table:table-cell table:style-name="odsStyleTableCell-e0da5ada5b527364e220361c1259177b" office:value-type="string">
            <text:p>MONEDA</text:p>
          </table:table-cell>
          <table:table-cell table:style-name="odsStyleTableCell-e0da5ada5b527364e220361c1259177b" office:value-type="string">
            <text:p>TIPO DE CAMBIO EN M.E.</text:p>
          </table:table-cell>
        </table:table-row>
        <table:table-row table:style-name="ro1">
          <table:table-cell table:style-name="odsStyleTableCell-e4dd3af710a1a4ac17c07a8d31c3dc60" office:value-type="string">
            <text:p>ORO</text:p>
          </table:table-cell>
          <table:table-cell table:style-name="odsStyleTableCell-e4dd3af710a1a4ac17c07a8d31c3dc60" office:value-type="string">
            <text:p>ONZA TROY ORO</text:p>
          </table:table-cell>
          <table:table-cell table:style-name="odsStyleTableCell-e4dd3af710a1a4ac17c07a8d31c3dc60" office:value-type="string">
            <text:p>USD./O.T.F.</text:p>
          </table:table-cell>
          <table:table-cell table:style-name="odsStyleTableCell-3ebb1823ff85f60ee989e42a01ac24b6" office:value-type="string">
            <text:p>2,029.55000</text:p>
          </table:table-cell>
        </table:table-row>
        <table:table-row table:style-name="ro1">
          <table:table-cell table:style-name="odsStyleTableCell-e4dd3af710a1a4ac17c07a8d31c3dc60" office:value-type="string">
            <text:p>PLATA</text:p>
          </table:table-cell>
          <table:table-cell table:style-name="odsStyleTableCell-e4dd3af710a1a4ac17c07a8d31c3dc60" office:value-type="string">
            <text:p>ONZA TROY PLATA</text:p>
          </table:table-cell>
          <table:table-cell table:style-name="odsStyleTableCell-e4dd3af710a1a4ac17c07a8d31c3dc60" office:value-type="string">
            <text:p>USD./O.T.F.</text:p>
          </table:table-cell>
          <table:table-cell table:style-name="odsStyleTableCell-3ebb1823ff85f60ee989e42a01ac24b6" office:value-type="string">
            <text:p>22.94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6172f0a51ba60f2bbd3456dc636cfe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e0da5ada5b527364e220361c1259177b" office:value-type="string">
            <text:p> </text:p>
          </table:table-cell>
          <table:table-cell table:style-name="odsStyleTableCell-e0da5ada5b527364e220361c1259177b" office:value-type="string">
            <text:p>1 MES</text:p>
          </table:table-cell>
          <table:table-cell table:style-name="odsStyleTableCell-e0da5ada5b527364e220361c1259177b" office:value-type="string">
            <text:p>3 MESES</text:p>
          </table:table-cell>
          <table:table-cell table:style-name="odsStyleTableCell-e0da5ada5b527364e220361c1259177b" office:value-type="string">
            <text:p>6 MESES</text:p>
          </table:table-cell>
        </table:table-row>
        <table:table-row table:style-name="ro1">
          <table:table-cell table:style-name="odsStyleTableCell-0728f5ab46e6b12cb52863f8d0495634" office:value-type="string">
            <text:p>TASA LIBOR(USD)</text:p>
          </table:table-cell>
          <table:table-cell table:style-name="odsStyleTableCell-3ebb1823ff85f60ee989e42a01ac24b6" office:value-type="string">
            <text:p>5.45</text:p>
          </table:table-cell>
          <table:table-cell table:style-name="odsStyleTableCell-3ebb1823ff85f60ee989e42a01ac24b6" office:value-type="string">
            <text:p>5.59</text:p>
          </table:table-cell>
          <table:table-cell table:style-name="odsStyleTableCell-3ebb1823ff85f60ee989e42a01ac24b6" office:value-type="string">
            <text:p>5.6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4dd3af710a1a4ac17c07a8d31c3dc6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2</meta:creation-date>
    <meta:generator>ods générator</meta:generator>
    <dc:date>2024-10-15T22:15:52</dc:date>
    <meta:editing-duration>PT1S</meta:editing-duration>
    <meta:editing-cycles>1</meta:editing-cycles>
    <meta:document-statistic meta:table-count="1" meta:cell-count="4" meta:object-count="0"/>
  </office:meta>
</office:document-meta>
</file>